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nux Biolinum O" svg:font-family="Linux Biolinum O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4.5in"/>
    </style:style>
    <style:style style:name="TableColumn3" style:family="table-column">
      <style:table-column-properties style:column-width="4.5in"/>
    </style:style>
    <style:style style:name="Table1" style:family="table" style:master-page-name="MP0">
      <style:table-properties style:width="9in" fo:margin-left="0in" table:align="left"/>
    </style:style>
    <style:style style:name="TableRow4" style:family="table-row">
      <style:table-row-properties style:min-row-height="0.75in"/>
    </style:style>
    <style:style style:name="TableCell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DefaultParagraphFont" style:family="text">
      <style:text-properties style:font-name="Linux Biolinum O" style:font-name-complex="Linux Biolinum O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Linux Biolinum O" style:font-name-complex="Linux Biolinum O" fo:font-size="22pt" style:font-size-asian="22pt"/>
    </style:style>
    <style:style style:name="T9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Linux Biolinum O" style:font-name-complex="Linux Biolinum O" fo:font-size="22pt" style:font-size-asian="22pt"/>
    </style:style>
    <style:style style:name="T13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Row14" style:family="table-row">
      <style:table-row-properties style:min-row-height="0.75in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="Linux Biolinum O" style:font-name-complex="Linux Biolinum O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Linux Biolinum O" style:font-name-complex="Linux Biolinum O" fo:font-size="22pt" style:font-size-asian="22pt"/>
    </style:style>
    <style:style style:name="T19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Linux Biolinum O" style:font-name-complex="Linux Biolinum O" fo:font-size="22pt" style:font-size-asian="22pt"/>
    </style:style>
    <style:style style:name="T23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Row24" style:family="table-row">
      <style:table-row-properties style:min-row-height="0.75in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="Linux Biolinum O" style:font-name-complex="Linux Biolinum O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Linux Biolinum O" style:font-name-complex="Linux Biolinum O" fo:font-size="22pt" style:font-size-asian="22pt"/>
    </style:style>
    <style:style style:name="T29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Linux Biolinum O" style:font-name-complex="Linux Biolinum O" fo:font-size="22pt" style:font-size-asian="22pt"/>
    </style:style>
    <style:style style:name="T33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Row34" style:family="table-row">
      <style:table-row-properties style:min-row-height="0.75in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Linux Biolinum O" style:font-name-complex="Linux Biolinum O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Linux Biolinum O" style:font-name-complex="Linux Biolinum O" fo:font-size="22pt" style:font-size-asian="22pt"/>
    </style:style>
    <style:style style:name="T39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Linux Biolinum O" style:font-name-complex="Linux Biolinum O" fo:font-size="22pt" style:font-size-asian="22pt"/>
    </style:style>
    <style:style style:name="T43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Row44" style:family="table-row">
      <style:table-row-properties style:min-row-height="0.75in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="Linux Biolinum O" style:font-name-complex="Linux Biolinum O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Linux Biolinum O" style:font-name-complex="Linux Biolinum O" fo:font-size="22pt" style:font-size-asian="22pt"/>
    </style:style>
    <style:style style:name="T49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="Linux Biolinum O" style:font-name-complex="Linux Biolinum O" fo:font-size="22pt" style:font-size-asian="22pt"/>
    </style:style>
    <style:style style:name="T53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Row54" style:family="table-row">
      <style:table-row-properties style:min-row-height="0.75in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Linux Biolinum O" style:font-name-complex="Linux Biolinum O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Linux Biolinum O" style:font-name-complex="Linux Biolinum O" fo:font-size="22pt" style:font-size-asian="22pt"/>
    </style:style>
    <style:style style:name="T59" style:parent-style-name="DefaultParagraphFont" style:family="text">
      <style:text-properties style:font-name="Linux Biolinum O" style:font-name-complex="Linux Biolinum O" fo:font-size="22pt" style:font-size-asian="22pt"/>
    </style:style>
    <style:style style:name="T60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Linux Biolinum O" style:font-name-complex="Linux Biolinum O" fo:font-size="22pt" style:font-size-asian="22pt"/>
    </style:style>
    <style:style style:name="T64" style:parent-style-name="DefaultParagraphFont" style:family="text">
      <style:text-properties style:font-name="Linux Biolinum O" style:font-name-complex="Linux Biolinum O" fo:color="#808080" fo:font-size="16pt" style:font-size-asian="16pt" style:font-size-complex="16pt"/>
    </style:style>
    <style:style style:name="P65" style:parent-style-name="Normal" style:family="paragraph">
      <style:text-properties style:font-name="Linux Biolinum O" style:font-name-complex="Linux Biolinum O"/>
    </style:style>
    <style:style style:name="P66" style:parent-style-name="Normal" style:family="paragraph">
      <style:text-properties style:font-name="Linux Biolinum O" style:font-name-complex="Linux Biolinum O"/>
    </style:style>
    <style:style style:name="P67" style:parent-style-name="Normal" style:family="paragraph">
      <style:text-properties style:font-name="Linux Biolinum O" style:font-name-complex="Linux Biolinum O"/>
    </style:style>
    <style:style style:name="P68" style:parent-style-name="Normal" style:family="paragraph">
      <style:text-properties style:font-name="Linux Biolinum O" style:font-name-complex="Linux Biolinum O"/>
    </style:style>
    <style:style style:name="T69" style:parent-style-name="DefaultParagraphFont" style:family="text">
      <style:text-properties style:font-name="Linux Biolinum O" style:font-name-complex="Linux Biolinum O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MASTER</text:span><text:span text:style-name="T8"><text:s/>.doc<text:s/></text:span><text:span text:style-name="T9">Don’t use me!</text:span></text:p>
          </table:table-cell>
          <table:table-cell table:style-name="TableCell10">
            <text:p text:style-name="P11"><text:span text:style-name="T12">Precise 0.0.0<text:s/></text:span><text:span text:style-name="T13">Label-large</text:span></text:p>
          </table:table-cell>
        </table:table-row>
        <table:table-row table:style-name="TableRow14">
          <table:table-cell table:style-name="TableCell15">
            <text:p text:style-name="P16"><text:span text:style-name="T17">MASTER</text:span><text:span text:style-name="T18"><text:s/>.doc<text:s/></text:span><text:span text:style-name="T19">Don’t use me!</text:span></text:p>
          </table:table-cell>
          <table:table-cell table:style-name="TableCell20">
            <text:p text:style-name="P21"><text:span text:style-name="T22">Precise 0.0.0<text:s/></text:span><text:span text:style-name="T23">Label-large</text:span></text:p>
          </table:table-cell>
        </table:table-row>
        <table:table-row table:style-name="TableRow24">
          <table:table-cell table:style-name="TableCell25">
            <text:p text:style-name="P26"><text:span text:style-name="T27">MASTER</text:span><text:span text:style-name="T28"><text:s/>.doc<text:s/></text:span><text:span text:style-name="T29">Don’t use me!</text:span></text:p>
          </table:table-cell>
          <table:table-cell table:style-name="TableCell30">
            <text:p text:style-name="P31"><text:span text:style-name="T32">Precise 0.0.0<text:s/></text:span><text:span text:style-name="T33">Label-large</text:span></text:p>
          </table:table-cell>
        </table:table-row>
        <table:table-row table:style-name="TableRow34">
          <table:table-cell table:style-name="TableCell35">
            <text:p text:style-name="P36"><text:span text:style-name="T37">MASTER</text:span><text:span text:style-name="T38"><text:s/>.doc<text:s/></text:span><text:span text:style-name="T39">Don’t use me!</text:span></text:p>
          </table:table-cell>
          <table:table-cell table:style-name="TableCell40">
            <text:p text:style-name="P41"><text:span text:style-name="T42">Precise 0.0.0<text:s/></text:span><text:span text:style-name="T43">Label-large</text:span></text:p>
          </table:table-cell>
        </table:table-row>
        <table:table-row table:style-name="TableRow44">
          <table:table-cell table:style-name="TableCell45">
            <text:p text:style-name="P46"><text:span text:style-name="T47">MASTER</text:span><text:span text:style-name="T48"><text:s/>.doc<text:s/></text:span><text:span text:style-name="T49">Don’t use me!</text:span></text:p>
          </table:table-cell>
          <table:table-cell table:style-name="TableCell50">
            <text:p text:style-name="P51"><text:span text:style-name="T52">Precise 0.0.0<text:s/></text:span><text:span text:style-name="T53">Label-large</text:span></text:p>
          </table:table-cell>
        </table:table-row>
        <table:table-row table:style-name="TableRow54">
          <table:table-cell table:style-name="TableCell55">
            <text:p text:style-name="P56"><text:span text:style-name="T57">MASTER</text:span><text:span text:style-name="T58"><text:s/>.doc</text:span><text:span text:style-name="T59"><text:s/></text:span><text:span text:style-name="T60">Don’t use me!</text:span></text:p>
          </table:table-cell>
          <table:table-cell table:style-name="TableCell61">
            <text:p text:style-name="P62"><text:span text:style-name="T63">Precise 0.0.0<text:s/></text:span><text:span text:style-name="T64">Label-large</text:span></text:p>
          </table:table-cell>
        </table:table-row>
      </table:table>
      <text:p text:style-name="P65"/>
      <text:p text:style-name="P66">Fonts: Linux Biolinum O</text:p>
      <text:p text:style-name="P67">Colors: Black<text:s/>(RGB<text:s/>0,0,0) #000000,<text:s/>Grey<text:s/>(RGB<text:s/>128,128,128)<text:s/>#808080</text:p>
      <text:p text:style-name="P68">Label height:<text:s/>0.75 in</text:p>
      <text:p text:style-name="Normal"><text:span text:style-name="T69">Label width: 4.5 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nux Biolinum O" svg:font-family="Linux Biolinum O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lie Wang</meta:initial-creator>
    <dc:creator>Jeremy Wang</dc:creator>
    <meta:creation-date>2015-07-09T05:33:00Z</meta:creation-date>
    <dc:date>2015-07-09T05:33:00Z</dc:date>
    <meta:template xlink:href="Normal.dotm" xlink:type="simple"/>
    <meta:editing-cycles>2</meta:editing-cycles>
    <meta:editing-duration>PT0S</meta:editing-duration>
    <meta:document-statistic meta:page-count="1" meta:paragraph-count="1" meta:word-count="67" meta:character-count="450" meta:row-count="3" meta:non-whitespace-character-count="384"/>
  </office:meta>
</office:document-meta>
</file>